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1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5.059cm"/>
    </style:style>
    <style:style style:name="co4" style:family="table-column">
      <style:table-column-properties fo:break-before="auto" style:column-width="11.084cm"/>
    </style:style>
    <style:style style:name="co5" style:family="table-column">
      <style:table-column-properties fo:break-before="auto" style:column-width="3.7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ynamo_minimal_USB_charg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ME order ref</text:p>
          </table:table-cell>
          <table:table-cell office:value-type="string" calcext:value-type="string">
            <text:p>Order qty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polar/330uF/35V/lowESR</text:p>
          </table:table-cell>
          <table:table-cell office:value-type="string" calcext:value-type="string">
            <text:p>C_Radial_D12.5mm_H20.0mm_P5.00mm</text:p>
          </table:table-cell>
          <table:table-cell office:value-type="string" calcext:value-type="string">
            <text:p>UVP1V331MHD</text:p>
          </table:table-cell>
          <table:table-cell table:formula="of:=[.B2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F/16V</text:p>
          </table:table-cell>
          <table:table-cell office:value-type="string" calcext:value-type="string">
            <text:p>CP_Radial_D12.5mm_P5.00mm</text:p>
          </table:table-cell>
          <table:table-cell office:value-type="string" calcext:value-type="string">
            <text:p>URS1C102MHD1TO</text:p>
          </table:table-cell>
          <table:table-cell table:formula="of:=[.B3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/25V</text:p>
          </table:table-cell>
          <table:table-cell office:value-type="string" calcext:value-type="string">
            <text:p>C_Disc_D4.3mm_W1.9mm_P5.0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10V</text:p>
          </table:table-cell>
          <table:table-cell office:value-type="string" calcext:value-type="string">
            <text:p>CP_Radial_D4.0mm_P2.00mm</text:p>
          </table:table-cell>
          <table:table-cell office:value-type="string" calcext:value-type="string">
            <text:p>UVR1A101MDD1TD</text:p>
          </table:table-cell>
          <table:table-cell table:formula="of:=[.B5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4,D3,D2,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_DO-41_SOD81_P7.62mm_Horizontal</text:p>
          </table:table-cell>
          <table:table-cell office:value-type="string" calcext:value-type="string">
            <text:p>1N5819RL</text:p>
          </table:table-cell>
          <table:table-cell table:formula="of:=[.B6]*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E15CA</text:p>
          </table:table-cell>
          <table:table-cell office:value-type="string" calcext:value-type="string">
            <text:p>D_DO-201AE_P12.70mm_Horizontal</text:p>
          </table:table-cell>
          <table:table-cell office:value-type="string" calcext:value-type="string">
            <text:p>1.5KE15CA</text:p>
          </table:table-cell>
          <table:table-cell table:formula="of:=[.B7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_D3.0mm_Horizontal_O1.27mm_Z2.0mm</text:p>
          </table:table-cell>
          <table:table-cell office:value-type="string" calcext:value-type="string">
            <text:p>NTE30141</text:p>
          </table:table-cell>
          <table:table-cell table:formula="of:=[.B8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X55C6V8</text:p>
          </table:table-cell>
          <table:table-cell office:value-type="string" calcext:value-type="string">
            <text:p>D_DO-35_SOD27_P7.62mm_Horizontal</text:p>
          </table:table-cell>
          <table:table-cell office:value-type="string" calcext:value-type="string">
            <text:p>BZX55C6V8-R0</text:p>
          </table:table-cell>
          <table:table-cell table:formula="of:=[.B9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_D3.0mm_Horizontal_O1.27mm_Z2.0mm</text:p>
          </table:table-cell>
          <table:table-cell office:value-type="string" calcext:value-type="string">
            <text:p>NTE30140</text:p>
          </table:table-cell>
          <table:table-cell table:formula="of:=[.B10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_MKDS-1,5-2_1x02_P5.00mm_Horizontal</text:p>
          </table:table-cell>
          <table:table-cell office:value-type="string" calcext:value-type="string">
            <text:p>SPTA1/2-5.0</text:p>
          </table:table-cell>
          <table:table-cell table:formula="of:=[.B11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SB_A_Molex_67643_Horizontal</text:p>
          </table:table-cell>
          <table:table-cell office:value-type="string" calcext:value-type="string">
            <text:p>MX-67643-0910</text:p>
          </table:table-cell>
          <table:table-cell table:formula="of:=[.B12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2,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O/80°C/1A</text:p>
          </table:table-cell>
          <table:table-cell office:value-type="string" calcext:value-type="string">
            <text:p>SolderWire-0.5sqmm_1x02_P4.8mm_D0.9mm_OD2.3mm</text:p>
          </table:table-cell>
          <table:table-cell office:value-type="string" calcext:value-type="string">
            <text:p>AM03-80</text:p>
          </table:table-cell>
          <table:table-cell table:formula="of:=[.B14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TO252-2</text:p>
          </table:table-cell>
          <table:table-cell office:value-type="string" calcext:value-type="string">
            <text:p>LD1117DT50</text:p>
          </table:table-cell>
          <table:table-cell table:formula="of:=[.B15]*5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XXASFLBK</text:p>
          </table:table-cell>
          <table:table-cell/>
          <table:table-cell office:value-type="string" calcext:value-type="string">
            <text:p>HM-1591XXASFLBK</text:p>
          </table:table-cell>
          <table:table-cell table:formula="of:=[.B17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ggle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9H</text:p>
          </table:table-cell>
          <table:table-cell/>
          <table:table-cell office:value-type="string" calcext:value-type="string">
            <text:p>639H</text:p>
          </table:table-cell>
          <table:table-cell table:formula="of:=[.B18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 b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51</text:p>
          </table:table-cell>
          <table:table-cell/>
          <table:table-cell office:value-type="string" calcext:value-type="string">
            <text:p>U851</text:p>
          </table:table-cell>
          <table:table-cell table:formula="of:=[.B19]*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D spa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8GE04V80375</text:p>
          </table:table-cell>
          <table:table-cell table:formula="of:=[.B20]*5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Dynamo_minimal_USB_charger.A1:Dynamo_minimal_USB_charger.E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20:47:40.732938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30T20:48:31.468967437</dc:date>
    <meta:editing-duration>PT36M32S</meta:editing-duration>
    <meta:editing-cycles>13</meta:editing-cycles>
    <meta:generator>LibreOffice/7.1.4.2$Linux_X86_64 LibreOffice_project/10$Build-2</meta:generator>
    <meta:document-statistic meta:table-count="1" meta:cell-count="105" meta:object-count="0"/>
  </office:meta>
</office:document-meta>
</file>